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SettingsFile.getClasspathUrl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vySettingsFile.getTypedef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SettingsFile.getDefaultTypedef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SettingsFile.substitute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SettingsFile.IvySettingsFile( IvyModelSettings settings , File file , String projectName , String doc , int current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